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c8be" officeooo:paragraph-rsid="0009c8be"/>
    </style:style>
    <style:style style:name="P2" style:family="paragraph" style:parent-style-name="Text_20_body">
      <style:text-properties officeooo:rsid="00243104" officeooo:paragraph-rsid="00243104"/>
    </style:style>
    <style:style style:name="P3" style:family="paragraph" style:parent-style-name="Text_20_body_20_indent">
      <style:paragraph-properties fo:line-height="150%"/>
      <style:text-properties fo:font-size="14pt" style:font-size-asian="14pt" style:font-size-complex="14pt"/>
    </style:style>
    <style:style style:name="P4" style:family="paragraph" style:parent-style-name="Textkörper_20_Einrückung_20_Organon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körper_20_Einrückung_20_Organon">
      <style:text-properties fo:font-size="14pt" style:font-size-asian="14pt" style:font-size-complex="14pt"/>
    </style:style>
    <style:style style:name="P6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P7" style:family="paragraph" style:parent-style-name="Textkörper_20_Einrückung_20_Organon">
      <style:text-properties officeooo:paragraph-rsid="0020aa75"/>
    </style:style>
    <style:style style:name="P8" style:family="paragraph" style:parent-style-name="Textkörper_20_Einrückung_20_Organon" style:list-style-name="L1">
      <style:text-properties officeooo:rsid="0020aa75" officeooo:paragraph-rsid="0020aa75"/>
    </style:style>
    <style:style style:name="T1" style:family="text">
      <style:text-properties fo:color="#ff0000"/>
    </style:style>
    <style:style style:name="T2" style:family="text">
      <style:text-properties officeooo:rsid="001eea1f"/>
    </style:style>
    <style:style style:name="T3" style:family="text">
      <style:text-properties officeooo:rsid="0020aa7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h text:style-name="Heading_20_1" text:outline-level="1"><text:bookmark-start text:name="__RefHeading___Toc4401_172465332"/>Organon Handbuch<text:bookmark-end text:name="__RefHeading___Toc4401_172465332"/></text:h>
        <text:p text:style-name="P1"/>
        <text:p text:style-name="Text_20_body_20_indent_20_Organon">Ein navigierbares Handbuch kann nach der Installation </text:p>
        <text:p text:style-name="Text_20_body_20_indent_20_Organon">in Organon geöffnet werden.</text:p>
        <text:p text:style-name="P2"/>
        <text:p text:style-name="P2"/>
        <text:p text:style-name="Textkörper_20_Einrückung_20_Organon">Extension für LibreOffice (LO) und OpenOffice (OO)</text:p>
        <text:p text:style-name="Textkörper_20_Einrückung_20_Organon"><text:span text:style-name="T1">Hinweis</text:span>: Dies ist eine Beta Version.</text:p>
        <text:p text:style-name="Text_20_body_20_indent"/>
        <text:p text:style-name="Text_20_body_20_indent"/>
        <text:p text:style-name="Text_20_body_20_indent"/>
        <text:p text:style-name="P4">Organon <text:span text:style-name="T2">ist ein Werkzeug zur Organisation von Texten.</text:span></text:p>
        <text:p text:style-name="P4"/>
        <text:p text:style-name="P7">Organon <text:span text:style-name="T3">ermöglicht:</text:span></text:p>
        <text:list xml:id="list2923777689379791981" text:style-name="L1">
          <text:list-item>
            <text:p text:style-name="P8">die Aufteilung längerer Texte in kürzere Abschnitte</text:p>
          </text:list-item>
          <text:list-item>
            <text:p text:style-name="P8">das Vergeben und Organisieren anhand von Schlagworten</text:p>
          </text:list-item>
          <text:list-item>
            <text:p text:style-name="P8">das Öffnen von Teilbereichen in Tabs</text:p>
          </text:list-item>
        </text:list>
        <text:p text:style-name="P3"/>
        <text:p text:style-name="P6"/>
        <text:p text:style-name="P5"><text:s/></text:p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/>
        <text:p text:style-name="Text_20_body_20_indent"><text:s/></text:p>
        <text:p text:style-name="Textkörper_20_Einrückung_20_Organon">Der Quellcode des Projektes findet sich unter:</text:p>
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<text:p text:style-name="Textkörper_20_Einrückung_20_Organon">Bekannte Fehler sind hier gelistet:</text:p>
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text:p text:style-name="Textkörper_20_Einrückung_20_Organon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0:17:49.235000000</dc:date>
    <meta:editing-duration>P0D</meta:editing-duration>
    <meta:editing-cycles>1</meta:editing-cycles>
    <meta:document-statistic meta:table-count="0" meta:image-count="0" meta:object-count="0" meta:page-count="2" meta:paragraph-count="16" meta:word-count="73" meta:character-count="558" meta:non-whitespace-character-count="497"/>
    <meta:generator>LibreOffice/5.0.4.2$Windows_x86 LibreOffice_project/2b9802c1994aa0b7dc6079e128979269cf95bc78</meta:generator>
  </office:meta>
</office:document-meta>
</file>